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Loja</text:p>
          </table:table-cell>
          <table:table-cell table:style-name="ce1" office:value-type="string" calcext:value-type="string">
            <text:p>Faturamento</text:p>
          </table:table-cell>
          <table:table-cell table:style-name="ce1" office:value-type="string" calcext:value-type="string">
            <text:p>Região</text:p>
          </table:table-cell>
          <table:table-cell table:style-name="ce1" office:value-type="string" calcext:value-type="string">
            <text:p>Estado</text:p>
          </table:table-cell>
        </table:table-row>
        <table:table-row-group>
          <table:table-row-group>
            <table:table-row-group>
              <table:table-row-group>
                <table:table-row table:style-name="ro1">
                  <table:table-cell office:value-type="string" calcext:value-type="string">
                    <text:p>Loja 4</text:p>
                  </table:table-cell>
                  <table:table-cell office:value-type="float" office:value="28000" calcext:value-type="float">
                    <text:p>28000</text:p>
                  </table:table-cell>
                  <table:table-cell office:value-type="string" calcext:value-type="string">
                    <text:p>Nordeste</text:p>
                  </table:table-cell>
                  <table:table-cell office:value-type="string" calcext:value-type="string">
                    <text:p>Bahia</text:p>
                  </table:table-cell>
                </table:table-row>
                <table:table-row table:style-name="ro1">
                  <table:table-cell office:value-type="string" calcext:value-type="string">
                    <text:p>Loja 6</text:p>
                  </table:table-cell>
                  <table:table-cell office:value-type="float" office:value="13000" calcext:value-type="float">
                    <text:p>13000</text:p>
                  </table:table-cell>
                  <table:table-cell office:value-type="string" calcext:value-type="string">
                    <text:p>Nordeste</text:p>
                  </table:table-cell>
                  <table:table-cell office:value-type="string" calcext:value-type="string">
                    <text:p>Bahia</text:p>
                  </table:table-cell>
                </table:table-row>
              </table:table-row-group>
              <table:table-row table:style-name="ro1">
                <table:table-cell/>
                <table:table-cell table:formula="of:=SUBTOTAL(9;[.$B$2:.$B$3])" office:value-type="float" office:value="41000" calcext:value-type="float">
                  <text:p>41000</text:p>
                </table:table-cell>
                <table:table-cell/>
                <table:table-cell office:value-type="string" calcext:value-type="string">
                  <text:p>Bahia Soma</text:p>
                </table:table-cell>
              </table:table-row>
              <table:table-row-group>
                <table:table-row table:style-name="ro1">
                  <table:table-cell office:value-type="string" calcext:value-type="string">
                    <text:p>Loja 2</text:p>
                  </table:table-cell>
                  <table:table-cell office:value-type="float" office:value="20000" calcext:value-type="float">
                    <text:p>20000</text:p>
                  </table:table-cell>
                  <table:table-cell office:value-type="string" calcext:value-type="string">
                    <text:p>Nordeste</text:p>
                  </table:table-cell>
                  <table:table-cell office:value-type="string" calcext:value-type="string">
                    <text:p>Pernanbuco</text:p>
                  </table:table-cell>
                </table:table-row>
                <table:table-row table:style-name="ro1">
                  <table:table-cell office:value-type="string" calcext:value-type="string">
                    <text:p>Loja 5</text:p>
                  </table:table-cell>
                  <table:table-cell office:value-type="float" office:value="9000" calcext:value-type="float">
                    <text:p>9000</text:p>
                  </table:table-cell>
                  <table:table-cell office:value-type="string" calcext:value-type="string">
                    <text:p>Nordeste</text:p>
                  </table:table-cell>
                  <table:table-cell office:value-type="string" calcext:value-type="string">
                    <text:p>Pernanbuco</text:p>
                  </table:table-cell>
                </table:table-row>
                <table:table-row table:style-name="ro1">
                  <table:table-cell office:value-type="string" calcext:value-type="string">
                    <text:p>Loja 9</text:p>
                  </table:table-cell>
                  <table:table-cell office:value-type="float" office:value="25000" calcext:value-type="float">
                    <text:p>25000</text:p>
                  </table:table-cell>
                  <table:table-cell office:value-type="string" calcext:value-type="string">
                    <text:p>Nordeste</text:p>
                  </table:table-cell>
                  <table:table-cell office:value-type="string" calcext:value-type="string">
                    <text:p>Pernanbuco</text:p>
                  </table:table-cell>
                </table:table-row>
              </table:table-row-group>
              <table:table-row table:style-name="ro1">
                <table:table-cell/>
                <table:table-cell table:formula="of:=SUBTOTAL(9;[.$B$5:.$B$7])" office:value-type="float" office:value="54000" calcext:value-type="float">
                  <text:p>54000</text:p>
                </table:table-cell>
                <table:table-cell/>
                <table:table-cell office:value-type="string" calcext:value-type="string">
                  <text:p>Pernanbuco Soma</text:p>
                </table:table-cell>
              </table:table-row>
            </table:table-row-group>
            <table:table-row table:style-name="ro1">
              <table:table-cell/>
              <table:table-cell table:formula="of:=SUBTOTAL(9;[.$B$2:.$B$8])" office:value-type="float" office:value="95000" calcext:value-type="float">
                <text:p>95000</text:p>
              </table:table-cell>
              <table:table-cell office:value-type="string" calcext:value-type="string">
                <text:p>Nordeste Soma</text:p>
              </table:table-cell>
            </table:table-row>
            <table:table-row-group>
              <table:table-row-group>
                <table:table-row table:style-name="ro1">
                  <table:table-cell office:value-type="string" calcext:value-type="string">
                    <text:p>Loja 7</text:p>
                  </table:table-cell>
                  <table:table-cell office:value-type="float" office:value="15000" calcext:value-type="float">
                    <text:p>15000</text:p>
                  </table:table-cell>
                  <table:table-cell office:value-type="string" calcext:value-type="string">
                    <text:p>Sudeste</text:p>
                  </table:table-cell>
                  <table:table-cell office:value-type="string" calcext:value-type="string">
                    <text:p>Minas Gerais</text:p>
                  </table:table-cell>
                </table:table-row>
              </table:table-row-group>
              <table:table-row table:style-name="ro1">
                <table:table-cell/>
                <table:table-cell table:formula="of:=SUBTOTAL(9;[.$B$10:.$B$10])" office:value-type="float" office:value="15000" calcext:value-type="float">
                  <text:p>15000</text:p>
                </table:table-cell>
                <table:table-cell/>
                <table:table-cell office:value-type="string" calcext:value-type="string">
                  <text:p>Minas Gerais Soma</text:p>
                </table:table-cell>
              </table:table-row>
              <table:table-row-group>
                <table:table-row table:style-name="ro1">
                  <table:table-cell office:value-type="string" calcext:value-type="string">
                    <text:p>Loja 1</text:p>
                  </table:table-cell>
                  <table:table-cell office:value-type="float" office:value="10000" calcext:value-type="float">
                    <text:p>10000</text:p>
                  </table:table-cell>
                  <table:table-cell office:value-type="string" calcext:value-type="string">
                    <text:p>Sudeste</text:p>
                  </table:table-cell>
                  <table:table-cell office:value-type="string" calcext:value-type="string">
                    <text:p>Rio de Janeiro</text:p>
                  </table:table-cell>
                </table:table-row>
                <table:table-row table:style-name="ro1">
                  <table:table-cell office:value-type="string" calcext:value-type="string">
                    <text:p>Loja 8</text:p>
                  </table:table-cell>
                  <table:table-cell office:value-type="float" office:value="40000" calcext:value-type="float">
                    <text:p>40000</text:p>
                  </table:table-cell>
                  <table:table-cell office:value-type="string" calcext:value-type="string">
                    <text:p>Sudeste</text:p>
                  </table:table-cell>
                  <table:table-cell office:value-type="string" calcext:value-type="string">
                    <text:p>Rio de Janeiro</text:p>
                  </table:table-cell>
                </table:table-row>
              </table:table-row-group>
              <table:table-row table:style-name="ro1">
                <table:table-cell/>
                <table:table-cell table:formula="of:=SUBTOTAL(9;[.$B$12:.$B$13])" office:value-type="float" office:value="50000" calcext:value-type="float">
                  <text:p>50000</text:p>
                </table:table-cell>
                <table:table-cell/>
                <table:table-cell office:value-type="string" calcext:value-type="string">
                  <text:p>Rio de Janeiro Soma</text:p>
                </table:table-cell>
              </table:table-row>
              <table:table-row-group>
                <table:table-row table:style-name="ro1">
                  <table:table-cell office:value-type="string" calcext:value-type="string">
                    <text:p>Loja 3</text:p>
                  </table:table-cell>
                  <table:table-cell office:value-type="float" office:value="5000" calcext:value-type="float">
                    <text:p>5000</text:p>
                  </table:table-cell>
                  <table:table-cell office:value-type="string" calcext:value-type="string">
                    <text:p>Sudeste</text:p>
                  </table:table-cell>
                  <table:table-cell office:value-type="string" calcext:value-type="string">
                    <text:p>São Paulo</text:p>
                  </table:table-cell>
                </table:table-row>
                <table:table-row table:style-name="ro1">
                  <table:table-cell office:value-type="string" calcext:value-type="string">
                    <text:p>Loja 10</text:p>
                  </table:table-cell>
                  <table:table-cell office:value-type="float" office:value="35000" calcext:value-type="float">
                    <text:p>35000</text:p>
                  </table:table-cell>
                  <table:table-cell office:value-type="string" calcext:value-type="string">
                    <text:p>Sudeste</text:p>
                  </table:table-cell>
                  <table:table-cell office:value-type="string" calcext:value-type="string">
                    <text:p>São Paulo</text:p>
                  </table:table-cell>
                </table:table-row>
              </table:table-row-group>
              <table:table-row table:style-name="ro1">
                <table:table-cell/>
                <table:table-cell table:formula="of:=SUBTOTAL(9;[.$B$15:.$B$16])" office:value-type="float" office:value="40000" calcext:value-type="float">
                  <text:p>40000</text:p>
                </table:table-cell>
                <table:table-cell/>
                <table:table-cell office:value-type="string" calcext:value-type="string">
                  <text:p>São Paulo Soma</text:p>
                </table:table-cell>
              </table:table-row>
            </table:table-row-group>
            <table:table-row table:style-name="ro1">
              <table:table-cell/>
              <table:table-cell table:formula="of:=SUBTOTAL(9;[.$B$10:.$B$17])" office:value-type="float" office:value="105000" calcext:value-type="float">
                <text:p>105000</text:p>
              </table:table-cell>
              <table:table-cell office:value-type="string" calcext:value-type="string">
                <text:p>Sudeste Soma</text:p>
              </table:table-cell>
            </table:table-row>
          </table:table-row-group>
          <table:table-row table:style-name="ro1">
            <table:table-cell/>
            <table:table-cell table:formula="of:=SUBTOTAL(9;[.$B$2:.$B$18])" office:value-type="float" office:value="200000" calcext:value-type="float">
              <text:p>200000</text:p>
            </table:table-cell>
            <table:table-cell office:value-type="string" calcext:value-type="string">
              <text:p>Grande Soma</text:p>
            </table:table-cell>
          </table:table-row>
        </table:table-row-group>
        <table:table-row table:style-name="ro1">
          <table:table-cell/>
          <table:table-cell table:formula="of:=SUBTOTAL(9;[.$B$2:.$B$19])" office:value-type="float" office:value="200000" calcext:value-type="float">
            <text:p>200000</text:p>
          </table:table-cell>
          <table:table-cell office:value-type="string" calcext:value-type="string">
            <text:p>Grande Soma</text:p>
          </table:table-cell>
        </table:table-row>
      </table:table>
      <table:table table:name="Planilha3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row table:style-name="ro2">
          <table:table-cell table:style-name="ce1" office:value-type="string" calcext:value-type="string">
            <text:p>Aluno</text:p>
          </table:table-cell>
          <table:table-cell table:style-name="ce1" office:value-type="string" calcext:value-type="string">
            <text:p>Curso </text:p>
          </table:table-cell>
          <table:table-cell table:style-name="ce1" office:value-type="string" calcext:value-type="string">
            <text:p>Carga</text:p>
            <text:p>Horária</text:p>
          </table:table-cell>
          <table:table-cell/>
          <table:table-cell table:style-name="ce4" office:value-type="string" calcext:value-type="string">
            <text:p>Índice de funções</text:p>
          </table:table-cell>
          <table:table-cell table:style-name="ce5" office:value-type="string" calcext:value-type="string">
            <text:p>Função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HTM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CS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.NÚM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Jav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NT.VALORES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Photosho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ÁXIMO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Premier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ÍNIMO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iOS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ULT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Androi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SVPAD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SVPADP</text:p>
          </table:table-cell>
        </table:table-row>
        <table:table-row table:style-name="ro1">
          <table:table-cell table:style-name="ce3" office:value-type="string" calcext:value-type="string" table:number-columns-spanned="2" table:number-rows-spanned="1">
            <text:p>Soma</text:p>
          </table:table-cell>
          <table:covered-table-cell/>
          <table:table-cell table:formula="of:=SUBTOTAL(9;[.C2:.C8])" office:value-type="float" office:value="400" calcext:value-type="float">
            <text:p>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MA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ARP</text:p>
          </table:table-cell>
        </table:table-row>
      </table:table>
      <table:table table:name="Planilha4" table:style-name="ta1">
        <table:table-column table:style-name="co1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Loja</text:p>
          </table:table-cell>
          <table:table-cell table:style-name="ce1" office:value-type="string" calcext:value-type="string">
            <text:p>Faturamento</text:p>
          </table:table-cell>
          <table:table-cell table:style-name="ce1" office:value-type="string" calcext:value-type="string">
            <text:p>Região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Loja 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Loja 2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1">
          <table:table-cell office:value-type="string" calcext:value-type="string">
            <text:p>Loja 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São Paulo</text:p>
          </table:table-cell>
        </table:table-row>
        <table:table-row table:style-name="ro1">
          <table:table-cell office:value-type="string" calcext:value-type="string">
            <text:p>Loja 4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Bahia</text:p>
          </table:table-cell>
        </table:table-row>
        <table:table-row table:style-name="ro1">
          <table:table-cell office:value-type="string" calcext:value-type="string">
            <text:p>Loja 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1">
          <table:table-cell office:value-type="string" calcext:value-type="string">
            <text:p>Loja 6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Bahia</text:p>
          </table:table-cell>
        </table:table-row>
        <table:table-row table:style-name="ro1">
          <table:table-cell office:value-type="string" calcext:value-type="string">
            <text:p>Loja 7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Minas Gerais</text:p>
          </table:table-cell>
        </table:table-row>
        <table:table-row table:style-name="ro1">
          <table:table-cell office:value-type="string" calcext:value-type="string">
            <text:p>Loja 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Rio de Janeiro</text:p>
          </table:table-cell>
        </table:table-row>
        <table:table-row table:style-name="ro1">
          <table:table-cell office:value-type="string" calcext:value-type="string">
            <text:p>Loja 9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rdeste</text:p>
          </table:table-cell>
          <table:table-cell office:value-type="string" calcext:value-type="string">
            <text:p>Pernambuco</text:p>
          </table:table-cell>
        </table:table-row>
        <table:table-row table:style-name="ro1">
          <table:table-cell office:value-type="string" calcext:value-type="string">
            <text:p>Loja 1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udeste</text:p>
          </table:table-cell>
          <table:table-cell office:value-type="string" calcext:value-type="string">
            <text:p>São Paulo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oma</text:p>
          </table:table-cell>
          <table:table-cell table:style-name="Default" table:formula="of:=SUBTOTAL(9;[.B2:.B11])" office:value-type="float" office:value="200000" calcext:value-type="float">
            <text:p>200000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DB__1" table:target-range-address="Planilha2.A1:Planilha2.D20">
          <table:sort>
            <table:sort-by table:field-number="2" table:data-type="automatic"/>
            <table:sort-by table:field-number="3" table:data-type="automatic"/>
          </table:sort>
          <table:subtotal-rules>
            <table:sort-groups/>
            <table:subtotal-rule table:group-by-field-number="2">
              <table:subtotal-field table:field-number="1" table:function="sum"/>
            </table:subtotal-rule>
            <table:subtotal-rule table:group-by-field-number="3">
              <table:subtotal-field table:field-number="1" table:function="sum"/>
            </table:subtotal-rule>
          </table:subtotal-rules>
        </table:database-range>
        <table:database-range table:name="__Anonymous_Sheet_DB__1" table:target-range-address="Planilha3.A1:Planilha3.C8" table:display-filter-buttons="true"/>
        <table:database-range table:name="__Anonymous_Sheet_DB__2" table:target-range-address="Planilha4.A1:Planilha4.D1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1T13:17:29.878786483</meta:creation-date>
    <dc:date>2020-07-31T13:35:08.891854645</dc:date>
    <meta:editing-duration>PT7M</meta:editing-duration>
    <meta:editing-cycles>6</meta:editing-cycles>
    <meta:generator>LibreOffice/6.3.5.2$Linux_X86_64 LibreOffice_project/30$Build-2</meta:generator>
    <meta:document-statistic meta:table-count="3" meta:cell-count="158" meta:object-count="0"/>
  </office:meta>
</office:document-meta>
</file>